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f36b" officeooo:paragraph-rsid="0010f36b"/>
    </style:style>
    <style:style style:name="P2" style:family="paragraph" style:parent-style-name="Text_20_body">
      <style:text-properties officeooo:rsid="0010f36b" officeooo:paragraph-rsid="0010f36b"/>
    </style:style>
    <style:style style:name="P3" style:family="paragraph" style:parent-style-name="Text_20_body">
      <style:text-properties fo:font-weight="bold" officeooo:rsid="00127cdf" officeooo:paragraph-rsid="00127cdf" style:font-weight-asian="bold" style:font-weight-complex="bold"/>
    </style:style>
    <style:style style:name="P4" style:family="paragraph" style:parent-style-name="Standard" style:list-style-name="L1">
      <style:text-properties officeooo:rsid="0010f36b" officeooo:paragraph-rsid="0010f36b"/>
    </style:style>
    <style:style style:name="P5" style:family="paragraph" style:parent-style-name="Standard">
      <style:text-properties officeooo:rsid="0010f36b" officeooo:paragraph-rsid="0010f36b"/>
    </style:style>
    <style:style style:name="P6" style:family="paragraph" style:parent-style-name="Standard" style:list-style-name="L1">
      <style:text-properties style:text-underline-style="none" fo:font-weight="normal" officeooo:rsid="0010f36b" officeooo:paragraph-rsid="0010f36b" style:font-weight-asian="normal" style:font-weight-complex="normal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officeooo:rsid="0010f36b" officeooo:paragraph-rsid="0010f36b"/>
    </style:style>
    <style:style style:name="P9" style:family="paragraph" style:parent-style-name="Text_20_body" style:list-style-name="L1">
      <style:text-properties officeooo:rsid="0010f36b" officeooo:paragraph-rsid="00127cdf"/>
    </style:style>
    <style:style style:name="P10" style:family="paragraph" style:parent-style-name="Preformatted_20_Text">
      <style:text-properties officeooo:paragraph-rsid="0013f2ce"/>
    </style:style>
    <style:style style:name="P11" style:family="paragraph" style:parent-style-name="Preformatted_20_Text">
      <style:paragraph-properties fo:margin-top="0in" fo:margin-bottom="0.1965in" loext:contextual-spacing="false"/>
      <style:text-properties officeooo:paragraph-rsid="0013f2c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variant="normal" fo:text-transform="none" style:font-name="roboto" fo:font-size="9.75pt" fo:letter-spacing="normal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oogle App Engine using non-standard python libraries</text:span><text:line-break/>App engine --&gt; flexible and standard</text:p>
      <text:p text:style-name="P1"><text:line-break/><text:line-break/><text:span text:style-name="T1">Docker/Docker image is a virtual machine. (Since project requires binary library)</text:span></text:p>
      <text:p text:style-name="P1"><text:span text:style-name="T1"/></text:p>
      <text:list xml:id="list2119538316195822118" text:style-name="L1">
        <text:list-item>
          <text:p text:style-name="P6">Light-weight OS container</text:p>
        </text:list-item>
        <text:list-item>
          <text:p text:style-name="P4">Upload to app engine, then the python can be ran inside the docker container.</text:p>
        </text:list-item>
        <text:list-item>
          <text:p text:style-name="P7">Docker is a computer program that performs operating-system-level virtualization also known as containerization.</text:p>
        </text:list-item>
        <text:list-item>
          <text:p text:style-name="P8">Allow to install binary libraries</text:p>
        </text:list-item>
        <text:list-item>
          <text:p text:style-name="P9">Standard google app engine setting DOES NOT allow binary libraries.<text:line-break/></text:p>
        </text:list-item>
      </text:list>
      <text:p text:style-name="P3">Steps</text:p>
      <text:p text:style-name="Preformatted_20_Text">=====</text:p>
      <text:p text:style-name="Preformatted_20_Text"/>
      <text:p text:style-name="P10">1. docker build -t gcr.io/<text:span text:style-name="T2">recogniserproject</text:span>/<text:span text:style-name="T2">recogniserproject</text:span>:v1 .</text:p>
      <text:p text:style-name="Preformatted_20_Text"/>
      <text:p text:style-name="P10">2. gcloud docker -- push gcr.io/<text:span text:style-name="T2">recogniserproject</text:span>/<text:span text:style-name="T2">recogniserproject</text:span>:v1</text:p>
      <text:p text:style-name="Preformatted_20_Text"/>
      <text:p text:style-name="P11">3. gcloud app deploy --image-url=gcr.io/<text:span text:style-name="T2">recogniserproject</text:span>/<text:span text:style-name="T2">recogniserproject</text:span>:v1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6:12:40.251729472</meta:creation-date>
    <dc:date>2018-04-16T13:35:42.958154534</dc:date>
    <meta:editing-duration>PT53M4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95" meta:character-count="718" meta:non-whitespace-character-count="638"/>
  </office:meta>
</office:document-meta>
</file>